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, World – </text:span>Привет, Ми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font-size-asian="14pt" style:language-asian="en" style:country-asian="US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4pt" fo:language="ru" fo:country="RU" style:font-name-asian="SimSun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vonin Dmitry</meta:initial-creator>
    <dc:creator>Savonin Dmitry</dc:creator>
    <meta:editing-cycles>1</meta:editing-cycles>
    <meta:creation-date>2015-03-27T04:18:00</meta:creation-date>
    <dc:date>2015-03-27T04:18:00</dc:date>
    <meta:editing-duration>P0D</meta:editing-duration>
    <meta:generator>OpenOffice/4.1.1$Win32 OpenOffice.org_project/411m6$Build-9775</meta:generator>
    <meta:document-statistic meta:table-count="0" meta:image-count="0" meta:object-count="0" meta:page-count="1" meta:paragraph-count="1" meta:word-count="5" meta:character-count="26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